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 ese ajuste es muy bueno.<text:line-break/>👉 Cambiar “campamento” por <text:span text:style-name="Strong_20_Emphasis">hogar + salida definitiva</text:span> le da mucho más peso emocional (abandono real del mundo).</text:p>
      <text:p text:style-name="Text_20_body">Voy a darte los prompts ya optimizados, coherentes entre sí, estilo cinematográfico, y pensados para X (formato horizontal 16:9).</text:p>
      <text:p text:style-name="Horizontal_20_Line"/>
      <text:h text:style-name="Heading_20_1" text:outline-level="1">🎬 ESTILO BASE (añádelo mentalmente a todos)</text:h>
      <text:p text:style-name="Text_20_body"><text:span text:style-name="Emphasis">(para consistencia visual)</text:span></text:p>
      <text:p text:style-name="Quotations">cinematic fantasy realism, medieval world, soft volumetric lighting, dark natural tones with golden sunrise accents, highly detailed, epic cinematic composition, shallow depth of field, 16:9 aspect ratio, film still</text:p>
      <text:p text:style-name="Horizontal_20_Line"/>
      <text:h text:style-name="Heading_20_1" text:outline-level="1">🖼️ POST 1 — “El cielo vivo”</text:h>
      <text:h text:style-name="Heading_20_3" text:outline-level="3">Prompt:</text:h>
      <text:p text:style-name="Quotations">Elara lying on her back in tall grass inside a dark forest clearing at night, seen from a cinematic wide angle, her face partially visible in profile, eyes fixed on the sky. The night sky is unnaturally alive, stars subtly moving and swirling like they are breathing or watching, faint ethereal glow in the clouds. The surrounding forest feels silent and slightly threatening, suggesting an unseen presence observing her. Atmospheric, mystical tension, calm turning into unease, ultra-detailed cinematic fantasy realism</text:p>
      <text:p text:style-name="Horizontal_20_Line"/>
      <text:h text:style-name="Heading_20_1" text:outline-level="1">🖼️ POST 2 — “El precio del viaje”</text:h>
      <text:h text:style-name="Heading_20_3" text:outline-level="3">Prompt:</text:h>
      <text:p text:style-name="Quotations">Elara in a small medieval village at dawn, outside a rustic wooden cottage, chopping firewood with physical effort, sweat and determination visible, her expression focused and serious. A loyal dog or horse stands nearby watching her. In the background, an open horizon reveals distant wild lands and mountains under soft morning light. Subtle contrast between domestic life and the vast unknown beyond, emotional tone of sacrifice and inevitability, cinematic fantasy realism, highly detailed</text:p>
      <text:p text:style-name="Horizontal_20_Line"/>
      <text:h text:style-name="Heading_20_1" text:outline-level="1"><text:soft-page-break/>🖼️ POST 3 — “Preparación del viaje”</text:h>
      <text:h text:style-name="Heading_20_3" text:outline-level="3">Prompt:</text:h>
      <text:p text:style-name="Quotations">Elara inside a small rustic medieval wooden house, preparing to leave permanently, packing a worn travel bag and adjusting a horse’s saddle outside the doorway. The interior is simple, lived-in, with personal belongings scattered, warm morning light entering through wooden windows. The atmosphere is quiet and emotional, as if she is leaving her entire life behind. Outside, a horse stands ready for departure. Strong sense of transition and final decision, cinematic fantasy realism, highly detailed</text:p>
      <text:p text:style-name="Horizontal_20_Line"/>
      <text:h text:style-name="Heading_20_1" text:outline-level="1">🖼️ POST 4 — “El origen eterno”</text:h>
      <text:h text:style-name="Heading_20_3" text:outline-level="3">Prompt (OPCIÓN RECOMENDADA — ÁTICO):</text:h>
      <text:p text:style-name="Quotations">An ancient wooden attic filled with dust particles floating in warm golden light beams, an old mysterious book lying open by itself on a wooden table. The pages glow faintly as if alive, ancient symbols subtly emerging from the paper. The environment feels timeless and sacred, as if the story is writing itself. No human presence, only the sense of an ancient intelligence awakening through knowledge. Deep mystical atmosphere, cinematic fantasy realism, ultra-detailed</text:p>
      <text:p text:style-name="Horizontal_20_Line"/>
      <text:h text:style-name="Heading_20_1" text:outline-level="1">🔥 RESULTADO FINAL</text:h>
      <text:p text:style-name="Text_20_body">Con estos prompts tienes:</text:p>
      <text:list xml:id="list2727593807" text:style-name="L1">
        <text:list-item>
          <text:p text:style-name="P1">coherencia total visual</text:p>
        </text:list-item>
        <text:list-item>
          <text:p text:style-name="P1">evolución emocional clara</text:p>
        </text:list-item>
        <text:list-item>
          <text:p text:style-name="P1">transición de vida → destino → mito</text:p>
        </text:list-item>
        <text:list-item>
          <text:p text:style-name="P1">estética cinematográfica estable</text:p>
        </text:list-item>
      </text:list>
      <text:p text:style-name="Horizontal_20_Line"/>
      <text:h text:style-name="Heading_20_1" text:outline-level="1">🧠 LO MÁS IMPORTANTE (esto es clave)</text:h>
      <text:p text:style-name="Text_20_body">Ahora tu serie no es:<text:line-break/>👉 “posts con frases”</text:p>
      <text:p text:style-name="Text_20_body">Es:<text:line-break/>👉 <text:span text:style-name="Strong_20_Emphasis">una película en 4 escenas</text:span></text:p>
      <text:p text:style-name="Horizontal_20_Line"><text:soft-page-break/></text:p>
      <text:p text:style-name="Text_20_body">Si quieres, el siguiente paso que te recomiendo es:</text:p>
      <text:p text:style-name="Text_20_body">👉 ajustar también los <text:span text:style-name="Strong_20_Emphasis">textos de los posts para que encajen aún mejor con estas escenas (ritmo + impacto + viralidad)</text:span></text:p>
      <text:p text:style-name="Text_20_body">Porque ahora imagen y texto pueden potenciarse entre sí muchísimo má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4-12T11:06:48</meta:creation-date>
    <dc:date>2026-04-12T11:07:20.342000000</dc:date>
    <meta:editing-duration>PT32S</meta:editing-duration>
    <meta:editing-cycles>1</meta:editing-cycles>
    <meta:document-statistic meta:table-count="0" meta:image-count="0" meta:object-count="0" meta:page-count="3" meta:paragraph-count="29" meta:word-count="506" meta:character-count="3225" meta:non-whitespace-character-count="2746"/>
    <meta:generator>LibreOffice/7.3.5.2$Windows_X86_64 LibreOffice_project/184fe81b8c8c30d8b5082578aee2fed2ea847c01</meta:generator>
  </office:meta>
</office:document-meta>
</file>